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760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ates" table:style-name="ta1" table:print="false"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State</text:p>
          </table:table-cell>
          <table:table-cell office:value-type="string">
            <text:p>Postal</text:p>
            <text:p>Abbreviation</text:p>
          </table:table-cell>
          <table:table-cell office:value-type="string">
            <text:p>insert into sys_code( client_id, code_type, key,value,last_update)</text:p>
            <text:p><text:tab/>values(1,'STATE', 'NC', 'North Carolina', now());</text:p>
          </table:table-cell>
          <table:table-cell table:number-columns-repeated="4"/>
          <table:table-cell office:value-type="string">
            <text:p>State</text:p>
          </table:table-cell>
          <table:table-cell office:value-type="string">
            <text:p>Postal</text:p>
            <text:p>Abbreviation</text:p>
          </table:table-cell>
        </table:table-row>
        <table:table-row table:style-name="ro2">
          <table:table-cell office:value-type="string">
            <text:p><text:a xlink:href="http://www.alabama.gov/">Alabama</text:a></text:p>
          </table:table-cell>
          <table:table-cell office:value-type="string">
            <text:p>AL</text:p>
          </table:table-cell>
          <table:table-cell table:formula="of:=CONCATENATE(&quot;insert into sys_code( client_id, code_type, key,value,last_update)  values(1,'STATE', '&quot;;[.B2];&quot;', '&quot;;[.A2];&quot;', now());&quot;)" office:value-type="string" office:string-value="insert into sys_code( client_id, code_type, key,value,last_update)  values(1,'STATE', 'AL', 'Alabama', now());">
            <text:p>insert into sys_code( client_id, code_type, key,value,last_update) <text:s/>values(1,'STATE', 'AL', 'Alabama', now());</text:p>
          </table:table-cell>
          <table:table-cell table:number-columns-repeated="4"/>
          <table:table-cell office:value-type="string">
            <text:p><text:a xlink:href="http://www.alabama.gov/">Alabama</text:a></text:p>
          </table:table-cell>
          <table:table-cell office:value-type="string">
            <text:p>AL</text:p>
          </table:table-cell>
        </table:table-row>
        <table:table-row table:style-name="ro2">
          <table:table-cell office:value-type="string">
            <text:p><text:a xlink:href="http://www.alaska.gov/">Alaska</text:a></text:p>
          </table:table-cell>
          <table:table-cell office:value-type="string">
            <text:p>AK</text:p>
          </table:table-cell>
          <table:table-cell table:formula="of:=CONCATENATE(&quot;insert into sys_code( client_id, code_type, key,value,last_update)  values(1,'STATE', '&quot;;[.B3];&quot;', '&quot;;[.A3];&quot;', now());&quot;)" office:value-type="string" office:string-value="insert into sys_code( client_id, code_type, key,value,last_update)  values(1,'STATE', 'AK', 'Alaska', now());">
            <text:p>insert into sys_code( client_id, code_type, key,value,last_update) <text:s/>values(1,'STATE', 'AK', 'Alaska', now());</text:p>
          </table:table-cell>
          <table:table-cell table:number-columns-repeated="4"/>
          <table:table-cell office:value-type="string">
            <text:p><text:a xlink:href="http://www.alaska.gov/">Alaska</text:a></text:p>
          </table:table-cell>
          <table:table-cell office:value-type="string">
            <text:p>AK</text:p>
          </table:table-cell>
        </table:table-row>
        <table:table-row table:style-name="ro2">
          <table:table-cell office:value-type="string">
            <text:p><text:a xlink:href="http://www.az.gov/">Arizona</text:a></text:p>
          </table:table-cell>
          <table:table-cell office:value-type="string">
            <text:p>AZ</text:p>
          </table:table-cell>
          <table:table-cell table:formula="of:=CONCATENATE(&quot;insert into sys_code( client_id, code_type, key,value,last_update)  values(1,'STATE', '&quot;;[.B4];&quot;', '&quot;;[.A4];&quot;', now());&quot;)" office:value-type="string" office:string-value="insert into sys_code( client_id, code_type, key,value,last_update)  values(1,'STATE', 'AZ', 'Arizona', now());">
            <text:p>insert into sys_code( client_id, code_type, key,value,last_update) <text:s/>values(1,'STATE', 'AZ', 'Arizona', now());</text:p>
          </table:table-cell>
          <table:table-cell table:number-columns-repeated="4"/>
          <table:table-cell office:value-type="string">
            <text:p><text:a xlink:href="http://www.az.gov/">Arizona</text:a></text:p>
          </table:table-cell>
          <table:table-cell office:value-type="string">
            <text:p>AZ</text:p>
          </table:table-cell>
        </table:table-row>
        <table:table-row table:style-name="ro2">
          <table:table-cell office:value-type="string">
            <text:p><text:a xlink:href="http://www.arkansas.gov/">Arkansas</text:a></text:p>
          </table:table-cell>
          <table:table-cell office:value-type="string">
            <text:p>AR</text:p>
          </table:table-cell>
          <table:table-cell table:formula="of:=CONCATENATE(&quot;insert into sys_code( client_id, code_type, key,value,last_update)  values(1,'STATE', '&quot;;[.B5];&quot;', '&quot;;[.A5];&quot;', now());&quot;)" office:value-type="string" office:string-value="insert into sys_code( client_id, code_type, key,value,last_update)  values(1,'STATE', 'AR', 'Arkansas', now());">
            <text:p>insert into sys_code( client_id, code_type, key,value,last_update) <text:s/>values(1,'STATE', 'AR', 'Arkansas', now());</text:p>
          </table:table-cell>
          <table:table-cell table:number-columns-repeated="4"/>
          <table:table-cell office:value-type="string">
            <text:p><text:a xlink:href="http://www.arkansas.gov/">Arkansas</text:a></text:p>
          </table:table-cell>
          <table:table-cell office:value-type="string">
            <text:p>AR</text:p>
          </table:table-cell>
        </table:table-row>
        <table:table-row table:style-name="ro2">
          <table:table-cell office:value-type="string">
            <text:p><text:a xlink:href="http://www.ca.gov/">California</text:a></text:p>
          </table:table-cell>
          <table:table-cell office:value-type="string">
            <text:p>CA</text:p>
          </table:table-cell>
          <table:table-cell table:formula="of:=CONCATENATE(&quot;insert into sys_code( client_id, code_type, key,value,last_update)  values(1,'STATE', '&quot;;[.B6];&quot;', '&quot;;[.A6];&quot;', now());&quot;)" office:value-type="string" office:string-value="insert into sys_code( client_id, code_type, key,value,last_update)  values(1,'STATE', 'CA', 'California', now());">
            <text:p>insert into sys_code( client_id, code_type, key,value,last_update) <text:s/>values(1,'STATE', 'CA', 'California', now());</text:p>
          </table:table-cell>
          <table:table-cell table:number-columns-repeated="4"/>
          <table:table-cell office:value-type="string">
            <text:p><text:a xlink:href="http://www.ca.gov/">California</text:a></text:p>
          </table:table-cell>
          <table:table-cell office:value-type="string">
            <text:p>CA</text:p>
          </table:table-cell>
        </table:table-row>
        <table:table-row table:style-name="ro2">
          <table:table-cell office:value-type="string">
            <text:p><text:a xlink:href="http://www.colorado.gov/">Colorado</text:a></text:p>
          </table:table-cell>
          <table:table-cell office:value-type="string">
            <text:p>CO</text:p>
          </table:table-cell>
          <table:table-cell table:formula="of:=CONCATENATE(&quot;insert into sys_code( client_id, code_type, key,value,last_update)  values(1,'STATE', '&quot;;[.B7];&quot;', '&quot;;[.A7];&quot;', now());&quot;)" office:value-type="string" office:string-value="insert into sys_code( client_id, code_type, key,value,last_update)  values(1,'STATE', 'CO', 'Colorado', now());">
            <text:p>insert into sys_code( client_id, code_type, key,value,last_update) <text:s/>values(1,'STATE', 'CO', 'Colorado', now());</text:p>
          </table:table-cell>
          <table:table-cell table:number-columns-repeated="4"/>
          <table:table-cell office:value-type="string">
            <text:p><text:a xlink:href="http://www.colorado.gov/">Colorado</text:a></text:p>
          </table:table-cell>
          <table:table-cell office:value-type="string">
            <text:p>CO</text:p>
          </table:table-cell>
        </table:table-row>
        <table:table-row table:style-name="ro2">
          <table:table-cell office:value-type="string">
            <text:p><text:a xlink:href="http://www.ct.gov/">Connecticut</text:a></text:p>
          </table:table-cell>
          <table:table-cell office:value-type="string">
            <text:p>CT</text:p>
          </table:table-cell>
          <table:table-cell table:formula="of:=CONCATENATE(&quot;insert into sys_code( client_id, code_type, key,value,last_update)  values(1,'STATE', '&quot;;[.B8];&quot;', '&quot;;[.A8];&quot;', now());&quot;)" office:value-type="string" office:string-value="insert into sys_code( client_id, code_type, key,value,last_update)  values(1,'STATE', 'CT', 'Connecticut', now());">
            <text:p>insert into sys_code( client_id, code_type, key,value,last_update) <text:s/>values(1,'STATE', 'CT', 'Connecticut', now());</text:p>
          </table:table-cell>
          <table:table-cell table:number-columns-repeated="4"/>
          <table:table-cell office:value-type="string">
            <text:p><text:a xlink:href="http://www.ct.gov/">Connecticut</text:a></text:p>
          </table:table-cell>
          <table:table-cell office:value-type="string">
            <text:p>CT</text:p>
          </table:table-cell>
        </table:table-row>
        <table:table-row table:style-name="ro2">
          <table:table-cell office:value-type="string">
            <text:p><text:a xlink:href="http://www.delaware.gov/">Delaware</text:a></text:p>
          </table:table-cell>
          <table:table-cell office:value-type="string">
            <text:p>DE</text:p>
          </table:table-cell>
          <table:table-cell table:formula="of:=CONCATENATE(&quot;insert into sys_code( client_id, code_type, key,value,last_update)  values(1,'STATE', '&quot;;[.B9];&quot;', '&quot;;[.A9];&quot;', now());&quot;)" office:value-type="string" office:string-value="insert into sys_code( client_id, code_type, key,value,last_update)  values(1,'STATE', 'DE', 'Delaware', now());">
            <text:p>insert into sys_code( client_id, code_type, key,value,last_update) <text:s/>values(1,'STATE', 'DE', 'Delaware', now());</text:p>
          </table:table-cell>
          <table:table-cell table:number-columns-repeated="4"/>
          <table:table-cell office:value-type="string">
            <text:p><text:a xlink:href="http://www.delaware.gov/">Delaware</text:a></text:p>
          </table:table-cell>
          <table:table-cell office:value-type="string">
            <text:p>DE</text:p>
          </table:table-cell>
        </table:table-row>
        <table:table-row table:style-name="ro2">
          <table:table-cell office:value-type="string">
            <text:p><text:a xlink:href="http://www.myflorida.com/">Florida</text:a></text:p>
          </table:table-cell>
          <table:table-cell office:value-type="string">
            <text:p>FL</text:p>
          </table:table-cell>
          <table:table-cell table:formula="of:=CONCATENATE(&quot;insert into sys_code( client_id, code_type, key,value,last_update)  values(1,'STATE', '&quot;;[.B10];&quot;', '&quot;;[.A10];&quot;', now());&quot;)" office:value-type="string" office:string-value="insert into sys_code( client_id, code_type, key,value,last_update)  values(1,'STATE', 'FL', 'Florida', now());">
            <text:p>insert into sys_code( client_id, code_type, key,value,last_update) <text:s/>values(1,'STATE', 'FL', 'Florida', now());</text:p>
          </table:table-cell>
          <table:table-cell table:number-columns-repeated="4"/>
          <table:table-cell office:value-type="string">
            <text:p><text:a xlink:href="http://www.myflorida.com/">Florida</text:a></text:p>
          </table:table-cell>
          <table:table-cell office:value-type="string">
            <text:p>FL</text:p>
          </table:table-cell>
        </table:table-row>
        <table:table-row table:style-name="ro2">
          <table:table-cell office:value-type="string">
            <text:p><text:a xlink:href="http://www.georgia.gov/">Georgia</text:a></text:p>
          </table:table-cell>
          <table:table-cell office:value-type="string">
            <text:p>GA</text:p>
          </table:table-cell>
          <table:table-cell table:formula="of:=CONCATENATE(&quot;insert into sys_code( client_id, code_type, key,value,last_update)  values(1,'STATE', '&quot;;[.B11];&quot;', '&quot;;[.A11];&quot;', now());&quot;)" office:value-type="string" office:string-value="insert into sys_code( client_id, code_type, key,value,last_update)  values(1,'STATE', 'GA', 'Georgia', now());">
            <text:p>insert into sys_code( client_id, code_type, key,value,last_update) <text:s/>values(1,'STATE', 'GA', 'Georgia', now());</text:p>
          </table:table-cell>
          <table:table-cell table:number-columns-repeated="4"/>
          <table:table-cell office:value-type="string">
            <text:p><text:a xlink:href="http://www.georgia.gov/">Georgia</text:a></text:p>
          </table:table-cell>
          <table:table-cell office:value-type="string">
            <text:p>GA</text:p>
          </table:table-cell>
        </table:table-row>
        <table:table-row table:style-name="ro2">
          <table:table-cell office:value-type="string">
            <text:p><text:a xlink:href="http://www.hawaii.gov/">Hawaii</text:a></text:p>
          </table:table-cell>
          <table:table-cell office:value-type="string">
            <text:p>HI</text:p>
          </table:table-cell>
          <table:table-cell table:formula="of:=CONCATENATE(&quot;insert into sys_code( client_id, code_type, key,value,last_update)  values(1,'STATE', '&quot;;[.B12];&quot;', '&quot;;[.A12];&quot;', now());&quot;)" office:value-type="string" office:string-value="insert into sys_code( client_id, code_type, key,value,last_update)  values(1,'STATE', 'HI', 'Hawaii', now());">
            <text:p>insert into sys_code( client_id, code_type, key,value,last_update) <text:s/>values(1,'STATE', 'HI', 'Hawaii', now());</text:p>
          </table:table-cell>
          <table:table-cell table:number-columns-repeated="4"/>
          <table:table-cell office:value-type="string">
            <text:p><text:a xlink:href="http://www.hawaii.gov/">Hawaii</text:a></text:p>
          </table:table-cell>
          <table:table-cell office:value-type="string">
            <text:p>HI</text:p>
          </table:table-cell>
        </table:table-row>
        <table:table-row table:style-name="ro2">
          <table:table-cell office:value-type="string">
            <text:p><text:a xlink:href="http://www.idaho.gov/">Idaho</text:a></text:p>
          </table:table-cell>
          <table:table-cell office:value-type="string">
            <text:p>ID</text:p>
          </table:table-cell>
          <table:table-cell table:formula="of:=CONCATENATE(&quot;insert into sys_code( client_id, code_type, key,value,last_update)  values(1,'STATE', '&quot;;[.B13];&quot;', '&quot;;[.A13];&quot;', now());&quot;)" office:value-type="string" office:string-value="insert into sys_code( client_id, code_type, key,value,last_update)  values(1,'STATE', 'ID', 'Idaho', now());">
            <text:p>insert into sys_code( client_id, code_type, key,value,last_update) <text:s/>values(1,'STATE', 'ID', 'Idaho', now());</text:p>
          </table:table-cell>
          <table:table-cell table:number-columns-repeated="4"/>
          <table:table-cell office:value-type="string">
            <text:p><text:a xlink:href="http://www.idaho.gov/">Idaho</text:a></text:p>
          </table:table-cell>
          <table:table-cell office:value-type="string">
            <text:p>ID</text:p>
          </table:table-cell>
        </table:table-row>
        <table:table-row table:style-name="ro2">
          <table:table-cell office:value-type="string">
            <text:p><text:a xlink:href="http://www.illinois.gov/">Illinois</text:a></text:p>
          </table:table-cell>
          <table:table-cell office:value-type="string">
            <text:p>IL</text:p>
          </table:table-cell>
          <table:table-cell table:formula="of:=CONCATENATE(&quot;insert into sys_code( client_id, code_type, key,value,last_update)  values(1,'STATE', '&quot;;[.B14];&quot;', '&quot;;[.A14];&quot;', now());&quot;)" office:value-type="string" office:string-value="insert into sys_code( client_id, code_type, key,value,last_update)  values(1,'STATE', 'IL', 'Illinois', now());">
            <text:p>insert into sys_code( client_id, code_type, key,value,last_update) <text:s/>values(1,'STATE', 'IL', 'Illinois', now());</text:p>
          </table:table-cell>
          <table:table-cell table:number-columns-repeated="4"/>
          <table:table-cell office:value-type="string">
            <text:p><text:a xlink:href="http://www.illinois.gov/">Illinois</text:a></text:p>
          </table:table-cell>
          <table:table-cell office:value-type="string">
            <text:p>IL</text:p>
          </table:table-cell>
        </table:table-row>
        <table:table-row table:style-name="ro2">
          <table:table-cell office:value-type="string">
            <text:p><text:a xlink:href="http://www.in.gov/">Indiana</text:a></text:p>
          </table:table-cell>
          <table:table-cell office:value-type="string">
            <text:p>IN</text:p>
          </table:table-cell>
          <table:table-cell table:formula="of:=CONCATENATE(&quot;insert into sys_code( client_id, code_type, key,value,last_update)  values(1,'STATE', '&quot;;[.B15];&quot;', '&quot;;[.A15];&quot;', now());&quot;)" office:value-type="string" office:string-value="insert into sys_code( client_id, code_type, key,value,last_update)  values(1,'STATE', 'IN', 'Indiana', now());">
            <text:p>insert into sys_code( client_id, code_type, key,value,last_update) <text:s/>values(1,'STATE', 'IN', 'Indiana', now());</text:p>
          </table:table-cell>
          <table:table-cell table:number-columns-repeated="4"/>
          <table:table-cell office:value-type="string">
            <text:p><text:a xlink:href="http://www.in.gov/">Indiana</text:a>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<text:a xlink:href="http://www.iowa.gov/">Iowa</text:a></text:p>
          </table:table-cell>
          <table:table-cell office:value-type="string">
            <text:p>IA</text:p>
          </table:table-cell>
          <table:table-cell table:formula="of:=CONCATENATE(&quot;insert into sys_code( client_id, code_type, key,value,last_update)  values(1,'STATE', '&quot;;[.B16];&quot;', '&quot;;[.A16];&quot;', now());&quot;)" office:value-type="string" office:string-value="insert into sys_code( client_id, code_type, key,value,last_update)  values(1,'STATE', 'IA', 'Iowa', now());">
            <text:p>insert into sys_code( client_id, code_type, key,value,last_update) <text:s/>values(1,'STATE', 'IA', 'Iowa', now());</text:p>
          </table:table-cell>
          <table:table-cell table:number-columns-repeated="4"/>
          <table:table-cell office:value-type="string">
            <text:p><text:a xlink:href="http://www.iowa.gov/">Iowa</text:a></text:p>
          </table:table-cell>
          <table:table-cell office:value-type="string">
            <text:p>IA</text:p>
          </table:table-cell>
        </table:table-row>
        <table:table-row table:style-name="ro2">
          <table:table-cell office:value-type="string">
            <text:p><text:a xlink:href="http://www.kansas.gov/">Kansas</text:a></text:p>
          </table:table-cell>
          <table:table-cell office:value-type="string">
            <text:p>KS</text:p>
          </table:table-cell>
          <table:table-cell table:formula="of:=CONCATENATE(&quot;insert into sys_code( client_id, code_type, key,value,last_update)  values(1,'STATE', '&quot;;[.B17];&quot;', '&quot;;[.A17];&quot;', now());&quot;)" office:value-type="string" office:string-value="insert into sys_code( client_id, code_type, key,value,last_update)  values(1,'STATE', 'KS', 'Kansas', now());">
            <text:p>insert into sys_code( client_id, code_type, key,value,last_update) <text:s/>values(1,'STATE', 'KS', 'Kansas', now());</text:p>
          </table:table-cell>
          <table:table-cell table:number-columns-repeated="4"/>
          <table:table-cell office:value-type="string">
            <text:p><text:a xlink:href="http://www.kansas.gov/">Kansas</text:a></text:p>
          </table:table-cell>
          <table:table-cell office:value-type="string">
            <text:p>KS</text:p>
          </table:table-cell>
        </table:table-row>
        <table:table-row table:style-name="ro2">
          <table:table-cell office:value-type="string">
            <text:p><text:a xlink:href="http://www.kentucky.gov/">Kentucky</text:a></text:p>
          </table:table-cell>
          <table:table-cell office:value-type="string">
            <text:p>KY</text:p>
          </table:table-cell>
          <table:table-cell table:formula="of:=CONCATENATE(&quot;insert into sys_code( client_id, code_type, key,value,last_update)  values(1,'STATE', '&quot;;[.B18];&quot;', '&quot;;[.A18];&quot;', now());&quot;)" office:value-type="string" office:string-value="insert into sys_code( client_id, code_type, key,value,last_update)  values(1,'STATE', 'KY', 'Kentucky', now());">
            <text:p>insert into sys_code( client_id, code_type, key,value,last_update) <text:s/>values(1,'STATE', 'KY', 'Kentucky', now());</text:p>
          </table:table-cell>
          <table:table-cell table:number-columns-repeated="4"/>
          <table:table-cell office:value-type="string">
            <text:p><text:a xlink:href="http://www.kentucky.gov/">Kentucky</text:a></text:p>
          </table:table-cell>
          <table:table-cell office:value-type="string">
            <text:p>KY</text:p>
          </table:table-cell>
        </table:table-row>
        <table:table-row table:style-name="ro2">
          <table:table-cell office:value-type="string">
            <text:p><text:a xlink:href="http://www.louisiana.gov/">Louisiana</text:a></text:p>
          </table:table-cell>
          <table:table-cell office:value-type="string">
            <text:p>LA</text:p>
          </table:table-cell>
          <table:table-cell table:formula="of:=CONCATENATE(&quot;insert into sys_code( client_id, code_type, key,value,last_update)  values(1,'STATE', '&quot;;[.B19];&quot;', '&quot;;[.A19];&quot;', now());&quot;)" office:value-type="string" office:string-value="insert into sys_code( client_id, code_type, key,value,last_update)  values(1,'STATE', 'LA', 'Louisiana', now());">
            <text:p>insert into sys_code( client_id, code_type, key,value,last_update) <text:s/>values(1,'STATE', 'LA', 'Louisiana', now());</text:p>
          </table:table-cell>
          <table:table-cell table:number-columns-repeated="4"/>
          <table:table-cell office:value-type="string">
            <text:p><text:a xlink:href="http://www.louisiana.gov/">Louisiana</text:a></text:p>
          </table:table-cell>
          <table:table-cell office:value-type="string">
            <text:p>LA</text:p>
          </table:table-cell>
        </table:table-row>
        <table:table-row table:style-name="ro2">
          <table:table-cell office:value-type="string">
            <text:p><text:a xlink:href="http://www.maine.gov/">Maine</text:a></text:p>
          </table:table-cell>
          <table:table-cell office:value-type="string">
            <text:p>ME</text:p>
          </table:table-cell>
          <table:table-cell table:formula="of:=CONCATENATE(&quot;insert into sys_code( client_id, code_type, key,value,last_update)  values(1,'STATE', '&quot;;[.B20];&quot;', '&quot;;[.A20];&quot;', now());&quot;)" office:value-type="string" office:string-value="insert into sys_code( client_id, code_type, key,value,last_update)  values(1,'STATE', 'ME', 'Maine', now());">
            <text:p>insert into sys_code( client_id, code_type, key,value,last_update) <text:s/>values(1,'STATE', 'ME', 'Maine', now());</text:p>
          </table:table-cell>
          <table:table-cell table:number-columns-repeated="4"/>
          <table:table-cell office:value-type="string">
            <text:p><text:a xlink:href="http://www.maine.gov/">Maine</text:a></text:p>
          </table:table-cell>
          <table:table-cell office:value-type="string">
            <text:p>ME</text:p>
          </table:table-cell>
        </table:table-row>
        <table:table-row table:style-name="ro2">
          <table:table-cell office:value-type="string">
            <text:p><text:a xlink:href="http://www.maryland.gov/">Maryland</text:a></text:p>
          </table:table-cell>
          <table:table-cell office:value-type="string">
            <text:p>MD</text:p>
          </table:table-cell>
          <table:table-cell table:formula="of:=CONCATENATE(&quot;insert into sys_code( client_id, code_type, key,value,last_update)  values(1,'STATE', '&quot;;[.B21];&quot;', '&quot;;[.A21];&quot;', now());&quot;)" office:value-type="string" office:string-value="insert into sys_code( client_id, code_type, key,value,last_update)  values(1,'STATE', 'MD', 'Maryland', now());">
            <text:p>insert into sys_code( client_id, code_type, key,value,last_update) <text:s/>values(1,'STATE', 'MD', 'Maryland', now());</text:p>
          </table:table-cell>
          <table:table-cell table:number-columns-repeated="4"/>
          <table:table-cell office:value-type="string">
            <text:p><text:a xlink:href="http://www.maryland.gov/">Maryland</text:a></text:p>
          </table:table-cell>
          <table:table-cell office:value-type="string">
            <text:p>MD</text:p>
          </table:table-cell>
        </table:table-row>
        <table:table-row table:style-name="ro2">
          <table:table-cell office:value-type="string">
            <text:p><text:a xlink:href="http://www.mass.gov/">Massachusetts</text:a></text:p>
          </table:table-cell>
          <table:table-cell office:value-type="string">
            <text:p>MA</text:p>
          </table:table-cell>
          <table:table-cell table:formula="of:=CONCATENATE(&quot;insert into sys_code( client_id, code_type, key,value,last_update)  values(1,'STATE', '&quot;;[.B22];&quot;', '&quot;;[.A22];&quot;', now());&quot;)" office:value-type="string" office:string-value="insert into sys_code( client_id, code_type, key,value,last_update)  values(1,'STATE', 'MA', 'Massachusetts', now());">
            <text:p>insert into sys_code( client_id, code_type, key,value,last_update) <text:s/>values(1,'STATE', 'MA', 'Massachusetts', now());</text:p>
          </table:table-cell>
          <table:table-cell table:number-columns-repeated="4"/>
          <table:table-cell office:value-type="string">
            <text:p><text:a xlink:href="http://www.mass.gov/">Massachusetts</text:a></text:p>
          </table:table-cell>
          <table:table-cell office:value-type="string">
            <text:p>MA</text:p>
          </table:table-cell>
        </table:table-row>
        <table:table-row table:style-name="ro2">
          <table:table-cell office:value-type="string">
            <text:p><text:a xlink:href="http://www.michigan.gov/">Michigan</text:a></text:p>
          </table:table-cell>
          <table:table-cell office:value-type="string">
            <text:p>MI</text:p>
          </table:table-cell>
          <table:table-cell table:formula="of:=CONCATENATE(&quot;insert into sys_code( client_id, code_type, key,value,last_update)  values(1,'STATE', '&quot;;[.B23];&quot;', '&quot;;[.A23];&quot;', now());&quot;)" office:value-type="string" office:string-value="insert into sys_code( client_id, code_type, key,value,last_update)  values(1,'STATE', 'MI', 'Michigan', now());">
            <text:p>insert into sys_code( client_id, code_type, key,value,last_update) <text:s/>values(1,'STATE', 'MI', 'Michigan', now());</text:p>
          </table:table-cell>
          <table:table-cell table:number-columns-repeated="4"/>
          <table:table-cell office:value-type="string">
            <text:p><text:a xlink:href="http://www.michigan.gov/">Michigan</text:a></text:p>
          </table:table-cell>
          <table:table-cell office:value-type="string">
            <text:p>MI</text:p>
          </table:table-cell>
        </table:table-row>
        <table:table-row table:style-name="ro2">
          <table:table-cell office:value-type="string">
            <text:p><text:a xlink:href="http://www.state.mn.us/">Minnesota</text:a></text:p>
          </table:table-cell>
          <table:table-cell office:value-type="string">
            <text:p>MN</text:p>
          </table:table-cell>
          <table:table-cell table:formula="of:=CONCATENATE(&quot;insert into sys_code( client_id, code_type, key,value,last_update)  values(1,'STATE', '&quot;;[.B24];&quot;', '&quot;;[.A24];&quot;', now());&quot;)" office:value-type="string" office:string-value="insert into sys_code( client_id, code_type, key,value,last_update)  values(1,'STATE', 'MN', 'Minnesota', now());">
            <text:p>insert into sys_code( client_id, code_type, key,value,last_update) <text:s/>values(1,'STATE', 'MN', 'Minnesota', now());</text:p>
          </table:table-cell>
          <table:table-cell table:number-columns-repeated="4"/>
          <table:table-cell office:value-type="string">
            <text:p><text:a xlink:href="http://www.state.mn.us/">Minnesota</text:a></text:p>
          </table:table-cell>
          <table:table-cell office:value-type="string">
            <text:p>MN</text:p>
          </table:table-cell>
        </table:table-row>
        <table:table-row table:style-name="ro2">
          <table:table-cell office:value-type="string">
            <text:p><text:a xlink:href="http://www.ms.gov/">Mississippi</text:a></text:p>
          </table:table-cell>
          <table:table-cell office:value-type="string">
            <text:p>MS</text:p>
          </table:table-cell>
          <table:table-cell table:formula="of:=CONCATENATE(&quot;insert into sys_code( client_id, code_type, key,value,last_update)  values(1,'STATE', '&quot;;[.B25];&quot;', '&quot;;[.A25];&quot;', now());&quot;)" office:value-type="string" office:string-value="insert into sys_code( client_id, code_type, key,value,last_update)  values(1,'STATE', 'MS', 'Mississippi', now());">
            <text:p>insert into sys_code( client_id, code_type, key,value,last_update) <text:s/>values(1,'STATE', 'MS', 'Mississippi', now());</text:p>
          </table:table-cell>
          <table:table-cell table:number-columns-repeated="4"/>
          <table:table-cell office:value-type="string">
            <text:p><text:a xlink:href="http://www.ms.gov/">Mississippi</text:a></text:p>
          </table:table-cell>
          <table:table-cell office:value-type="string">
            <text:p>MS</text:p>
          </table:table-cell>
        </table:table-row>
        <table:table-row table:style-name="ro2">
          <table:table-cell office:value-type="string">
            <text:p><text:a xlink:href="http://www.mo.gov/">Missouri</text:a></text:p>
          </table:table-cell>
          <table:table-cell office:value-type="string">
            <text:p>MO</text:p>
          </table:table-cell>
          <table:table-cell table:formula="of:=CONCATENATE(&quot;insert into sys_code( client_id, code_type, key,value,last_update)  values(1,'STATE', '&quot;;[.B26];&quot;', '&quot;;[.A26];&quot;', now());&quot;)" office:value-type="string" office:string-value="insert into sys_code( client_id, code_type, key,value,last_update)  values(1,'STATE', 'MO', 'Missouri', now());">
            <text:p>insert into sys_code( client_id, code_type, key,value,last_update) <text:s/>values(1,'STATE', 'MO', 'Missouri', now());</text:p>
          </table:table-cell>
          <table:table-cell table:number-columns-repeated="4"/>
          <table:table-cell office:value-type="string">
            <text:p><text:a xlink:href="http://www.mo.gov/">Missouri</text:a></text:p>
          </table:table-cell>
          <table:table-cell office:value-type="string">
            <text:p>MO</text:p>
          </table:table-cell>
        </table:table-row>
        <table:table-row table:style-name="ro2">
          <table:table-cell office:value-type="string">
            <text:p><text:a xlink:href="http://www.montana.gov/">Montana</text:a></text:p>
          </table:table-cell>
          <table:table-cell office:value-type="string">
            <text:p>MT</text:p>
          </table:table-cell>
          <table:table-cell table:formula="of:=CONCATENATE(&quot;insert into sys_code( client_id, code_type, key,value,last_update)  values(1,'STATE', '&quot;;[.B27];&quot;', '&quot;;[.A27];&quot;', now());&quot;)" office:value-type="string" office:string-value="insert into sys_code( client_id, code_type, key,value,last_update)  values(1,'STATE', 'MT', 'Montana', now());">
            <text:p>insert into sys_code( client_id, code_type, key,value,last_update) <text:s/>values(1,'STATE', 'MT', 'Montana', now());</text:p>
          </table:table-cell>
          <table:table-cell table:number-columns-repeated="4"/>
          <table:table-cell office:value-type="string">
            <text:p><text:a xlink:href="http://www.montana.gov/">Montana</text:a></text:p>
          </table:table-cell>
          <table:table-cell office:value-type="string">
            <text:p>MT</text:p>
          </table:table-cell>
        </table:table-row>
        <table:table-row table:style-name="ro2">
          <table:table-cell office:value-type="string">
            <text:p><text:a xlink:href="http://www.nebraska.gov/">Nebraska</text:a></text:p>
          </table:table-cell>
          <table:table-cell office:value-type="string">
            <text:p>NE</text:p>
          </table:table-cell>
          <table:table-cell table:formula="of:=CONCATENATE(&quot;insert into sys_code( client_id, code_type, key,value,last_update)  values(1,'STATE', '&quot;;[.B28];&quot;', '&quot;;[.A28];&quot;', now());&quot;)" office:value-type="string" office:string-value="insert into sys_code( client_id, code_type, key,value,last_update)  values(1,'STATE', 'NE', 'Nebraska', now());">
            <text:p>insert into sys_code( client_id, code_type, key,value,last_update) <text:s/>values(1,'STATE', 'NE', 'Nebraska', now());</text:p>
          </table:table-cell>
          <table:table-cell table:number-columns-repeated="4"/>
          <table:table-cell office:value-type="string">
            <text:p><text:a xlink:href="http://www.nebraska.gov/">Nebraska</text:a></text:p>
          </table:table-cell>
          <table:table-cell office:value-type="string">
            <text:p>NE</text:p>
          </table:table-cell>
        </table:table-row>
        <table:table-row table:style-name="ro2">
          <table:table-cell office:value-type="string">
            <text:p><text:a xlink:href="http://www.nv.gov/">Nevada</text:a></text:p>
          </table:table-cell>
          <table:table-cell office:value-type="string">
            <text:p>NV</text:p>
          </table:table-cell>
          <table:table-cell table:formula="of:=CONCATENATE(&quot;insert into sys_code( client_id, code_type, key,value,last_update)  values(1,'STATE', '&quot;;[.B29];&quot;', '&quot;;[.A29];&quot;', now());&quot;)" office:value-type="string" office:string-value="insert into sys_code( client_id, code_type, key,value,last_update)  values(1,'STATE', 'NV', 'Nevada', now());">
            <text:p>insert into sys_code( client_id, code_type, key,value,last_update) <text:s/>values(1,'STATE', 'NV', 'Nevada', now());</text:p>
          </table:table-cell>
          <table:table-cell table:number-columns-repeated="4"/>
          <table:table-cell office:value-type="string">
            <text:p><text:a xlink:href="http://www.nv.gov/">Nevada</text:a></text:p>
          </table:table-cell>
          <table:table-cell office:value-type="string">
            <text:p>NV</text:p>
          </table:table-cell>
        </table:table-row>
        <table:table-row table:style-name="ro2">
          <table:table-cell office:value-type="string">
            <text:p><text:a xlink:href="http://www.nh.gov/">New Hampshire</text:a></text:p>
          </table:table-cell>
          <table:table-cell office:value-type="string">
            <text:p>NH</text:p>
          </table:table-cell>
          <table:table-cell table:formula="of:=CONCATENATE(&quot;insert into sys_code( client_id, code_type, key,value,last_update)  values(1,'STATE', '&quot;;[.B30];&quot;', '&quot;;[.A30];&quot;', now());&quot;)" office:value-type="string" office:string-value="insert into sys_code( client_id, code_type, key,value,last_update)  values(1,'STATE', 'NH', 'New Hampshire', now());">
            <text:p>insert into sys_code( client_id, code_type, key,value,last_update) <text:s/>values(1,'STATE', 'NH', 'New Hampshire', now());</text:p>
          </table:table-cell>
          <table:table-cell table:number-columns-repeated="4"/>
          <table:table-cell office:value-type="string">
            <text:p><text:a xlink:href="http://www.nh.gov/">New Hampshire</text:a></text:p>
          </table:table-cell>
          <table:table-cell office:value-type="string">
            <text:p>NH</text:p>
          </table:table-cell>
        </table:table-row>
        <table:table-row table:style-name="ro2">
          <table:table-cell office:value-type="string">
            <text:p><text:a xlink:href="http://www.state.nj.us/">New Jersey</text:a></text:p>
          </table:table-cell>
          <table:table-cell office:value-type="string">
            <text:p>NJ</text:p>
          </table:table-cell>
          <table:table-cell table:formula="of:=CONCATENATE(&quot;insert into sys_code( client_id, code_type, key,value,last_update)  values(1,'STATE', '&quot;;[.B31];&quot;', '&quot;;[.A31];&quot;', now());&quot;)" office:value-type="string" office:string-value="insert into sys_code( client_id, code_type, key,value,last_update)  values(1,'STATE', 'NJ', 'New Jersey', now());">
            <text:p>insert into sys_code( client_id, code_type, key,value,last_update) <text:s/>values(1,'STATE', 'NJ', 'New Jersey', now());</text:p>
          </table:table-cell>
          <table:table-cell table:number-columns-repeated="4"/>
          <table:table-cell office:value-type="string">
            <text:p><text:a xlink:href="http://www.state.nj.us/">New Jersey</text:a></text:p>
          </table:table-cell>
          <table:table-cell office:value-type="string">
            <text:p>NJ</text:p>
          </table:table-cell>
        </table:table-row>
        <table:table-row table:style-name="ro2">
          <table:table-cell office:value-type="string">
            <text:p><text:a xlink:href="http://www.newmexico.gov/">New Mexico</text:a></text:p>
          </table:table-cell>
          <table:table-cell office:value-type="string">
            <text:p>NM</text:p>
          </table:table-cell>
          <table:table-cell table:formula="of:=CONCATENATE(&quot;insert into sys_code( client_id, code_type, key,value,last_update)  values(1,'STATE', '&quot;;[.B32];&quot;', '&quot;;[.A32];&quot;', now());&quot;)" office:value-type="string" office:string-value="insert into sys_code( client_id, code_type, key,value,last_update)  values(1,'STATE', 'NM', 'New Mexico', now());">
            <text:p>insert into sys_code( client_id, code_type, key,value,last_update) <text:s/>values(1,'STATE', 'NM', 'New Mexico', now());</text:p>
          </table:table-cell>
          <table:table-cell table:number-columns-repeated="4"/>
          <table:table-cell office:value-type="string">
            <text:p><text:a xlink:href="http://www.newmexico.gov/">New Mexico</text:a></text:p>
          </table:table-cell>
          <table:table-cell office:value-type="string">
            <text:p>NM</text:p>
          </table:table-cell>
        </table:table-row>
        <table:table-row table:style-name="ro2">
          <table:table-cell office:value-type="string">
            <text:p><text:a xlink:href="http://www.ny.gov/">New York</text:a></text:p>
          </table:table-cell>
          <table:table-cell office:value-type="string">
            <text:p>NY</text:p>
          </table:table-cell>
          <table:table-cell table:formula="of:=CONCATENATE(&quot;insert into sys_code( client_id, code_type, key,value,last_update)  values(1,'STATE', '&quot;;[.B33];&quot;', '&quot;;[.A33];&quot;', now());&quot;)" office:value-type="string" office:string-value="insert into sys_code( client_id, code_type, key,value,last_update)  values(1,'STATE', 'NY', 'New York', now());">
            <text:p>insert into sys_code( client_id, code_type, key,value,last_update) <text:s/>values(1,'STATE', 'NY', 'New York', now());</text:p>
          </table:table-cell>
          <table:table-cell table:number-columns-repeated="4"/>
          <table:table-cell office:value-type="string">
            <text:p><text:a xlink:href="http://www.ny.gov/">New York</text:a></text:p>
          </table:table-cell>
          <table:table-cell office:value-type="string">
            <text:p>NY</text:p>
          </table:table-cell>
        </table:table-row>
        <table:table-row table:style-name="ro2">
          <table:table-cell office:value-type="string">
            <text:p><text:a xlink:href="http://www.nc.gov/">North Carolina</text:a></text:p>
          </table:table-cell>
          <table:table-cell office:value-type="string">
            <text:p>NC</text:p>
          </table:table-cell>
          <table:table-cell table:formula="of:=CONCATENATE(&quot;insert into sys_code( client_id, code_type, key,value,last_update)  values(1,'STATE', '&quot;;[.B34];&quot;', '&quot;;[.A34];&quot;', now());&quot;)" office:value-type="string" office:string-value="insert into sys_code( client_id, code_type, key,value,last_update)  values(1,'STATE', 'NC', 'North Carolina', now());">
            <text:p>insert into sys_code( client_id, code_type, key,value,last_update) <text:s/>values(1,'STATE', 'NC', 'North Carolina', now());</text:p>
          </table:table-cell>
          <table:table-cell table:number-columns-repeated="4"/>
          <table:table-cell office:value-type="string">
            <text:p><text:a xlink:href="http://www.nc.gov/">North Carolina</text:a></text:p>
          </table:table-cell>
          <table:table-cell office:value-type="string">
            <text:p>NC</text:p>
          </table:table-cell>
        </table:table-row>
        <table:table-row table:style-name="ro2">
          <table:table-cell office:value-type="string">
            <text:p><text:a xlink:href="http://www.nd.gov/">North Dakota</text:a></text:p>
          </table:table-cell>
          <table:table-cell office:value-type="string">
            <text:p>ND</text:p>
          </table:table-cell>
          <table:table-cell table:formula="of:=CONCATENATE(&quot;insert into sys_code( client_id, code_type, key,value,last_update)  values(1,'STATE', '&quot;;[.B35];&quot;', '&quot;;[.A35];&quot;', now());&quot;)" office:value-type="string" office:string-value="insert into sys_code( client_id, code_type, key,value,last_update)  values(1,'STATE', 'ND', 'North Dakota', now());">
            <text:p>insert into sys_code( client_id, code_type, key,value,last_update) <text:s/>values(1,'STATE', 'ND', 'North Dakota', now());</text:p>
          </table:table-cell>
          <table:table-cell table:number-columns-repeated="4"/>
          <table:table-cell office:value-type="string">
            <text:p><text:a xlink:href="http://www.nd.gov/">North Dakota</text:a></text:p>
          </table:table-cell>
          <table:table-cell office:value-type="string">
            <text:p>ND</text:p>
          </table:table-cell>
        </table:table-row>
        <table:table-row table:style-name="ro2">
          <table:table-cell office:value-type="string">
            <text:p><text:a xlink:href="http://www.ohio.gov/">Ohio</text:a></text:p>
          </table:table-cell>
          <table:table-cell office:value-type="string">
            <text:p>OH</text:p>
          </table:table-cell>
          <table:table-cell table:formula="of:=CONCATENATE(&quot;insert into sys_code( client_id, code_type, key,value,last_update)  values(1,'STATE', '&quot;;[.B36];&quot;', '&quot;;[.A36];&quot;', now());&quot;)" office:value-type="string" office:string-value="insert into sys_code( client_id, code_type, key,value,last_update)  values(1,'STATE', 'OH', 'Ohio', now());">
            <text:p>insert into sys_code( client_id, code_type, key,value,last_update) <text:s/>values(1,'STATE', 'OH', 'Ohio', now());</text:p>
          </table:table-cell>
          <table:table-cell table:number-columns-repeated="4"/>
          <table:table-cell office:value-type="string">
            <text:p><text:a xlink:href="http://www.ohio.gov/">Ohio</text:a></text:p>
          </table:table-cell>
          <table:table-cell office:value-type="string">
            <text:p>OH</text:p>
          </table:table-cell>
        </table:table-row>
        <table:table-row table:style-name="ro2">
          <table:table-cell office:value-type="string">
            <text:p><text:a xlink:href="http://www.ok.gov/">Oklahoma</text:a></text:p>
          </table:table-cell>
          <table:table-cell office:value-type="string">
            <text:p>OK</text:p>
          </table:table-cell>
          <table:table-cell table:formula="of:=CONCATENATE(&quot;insert into sys_code( client_id, code_type, key,value,last_update)  values(1,'STATE', '&quot;;[.B37];&quot;', '&quot;;[.A37];&quot;', now());&quot;)" office:value-type="string" office:string-value="insert into sys_code( client_id, code_type, key,value,last_update)  values(1,'STATE', 'OK', 'Oklahoma', now());">
            <text:p>insert into sys_code( client_id, code_type, key,value,last_update) <text:s/>values(1,'STATE', 'OK', 'Oklahoma', now());</text:p>
          </table:table-cell>
          <table:table-cell table:number-columns-repeated="4"/>
          <table:table-cell office:value-type="string">
            <text:p><text:a xlink:href="http://www.ok.gov/">Oklahoma</text:a>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<text:a xlink:href="http://www.oregon.gov/">Oregon</text:a></text:p>
          </table:table-cell>
          <table:table-cell office:value-type="string">
            <text:p>OR</text:p>
          </table:table-cell>
          <table:table-cell table:formula="of:=CONCATENATE(&quot;insert into sys_code( client_id, code_type, key,value,last_update)  values(1,'STATE', '&quot;;[.B38];&quot;', '&quot;;[.A38];&quot;', now());&quot;)" office:value-type="string" office:string-value="insert into sys_code( client_id, code_type, key,value,last_update)  values(1,'STATE', 'OR', 'Oregon', now());">
            <text:p>insert into sys_code( client_id, code_type, key,value,last_update) <text:s/>values(1,'STATE', 'OR', 'Oregon', now());</text:p>
          </table:table-cell>
          <table:table-cell table:number-columns-repeated="4"/>
          <table:table-cell office:value-type="string">
            <text:p><text:a xlink:href="http://www.oregon.gov/">Oregon</text:a></text:p>
          </table:table-cell>
          <table:table-cell office:value-type="string">
            <text:p>OR</text:p>
          </table:table-cell>
        </table:table-row>
        <table:table-row table:style-name="ro2">
          <table:table-cell office:value-type="string">
            <text:p><text:a xlink:href="http://www.state.pa.us/">Pennsylvania</text:a></text:p>
          </table:table-cell>
          <table:table-cell office:value-type="string">
            <text:p>PA</text:p>
          </table:table-cell>
          <table:table-cell table:formula="of:=CONCATENATE(&quot;insert into sys_code( client_id, code_type, key,value,last_update)  values(1,'STATE', '&quot;;[.B39];&quot;', '&quot;;[.A39];&quot;', now());&quot;)" office:value-type="string" office:string-value="insert into sys_code( client_id, code_type, key,value,last_update)  values(1,'STATE', 'PA', 'Pennsylvania', now());">
            <text:p>insert into sys_code( client_id, code_type, key,value,last_update) <text:s/>values(1,'STATE', 'PA', 'Pennsylvania', now());</text:p>
          </table:table-cell>
          <table:table-cell table:number-columns-repeated="4"/>
          <table:table-cell office:value-type="string">
            <text:p><text:a xlink:href="http://www.state.pa.us/">Pennsylvania</text:a></text:p>
          </table:table-cell>
          <table:table-cell office:value-type="string">
            <text:p>PA</text:p>
          </table:table-cell>
        </table:table-row>
        <table:table-row table:style-name="ro2">
          <table:table-cell office:value-type="string">
            <text:p><text:a xlink:href="http://www.ri.gov/">Rhode Island</text:a></text:p>
          </table:table-cell>
          <table:table-cell office:value-type="string">
            <text:p>RI</text:p>
          </table:table-cell>
          <table:table-cell table:formula="of:=CONCATENATE(&quot;insert into sys_code( client_id, code_type, key,value,last_update)  values(1,'STATE', '&quot;;[.B40];&quot;', '&quot;;[.A40];&quot;', now());&quot;)" office:value-type="string" office:string-value="insert into sys_code( client_id, code_type, key,value,last_update)  values(1,'STATE', 'RI', 'Rhode Island', now());">
            <text:p>insert into sys_code( client_id, code_type, key,value,last_update) <text:s/>values(1,'STATE', 'RI', 'Rhode Island', now());</text:p>
          </table:table-cell>
          <table:table-cell table:number-columns-repeated="4"/>
          <table:table-cell office:value-type="string">
            <text:p><text:a xlink:href="http://www.ri.gov/">Rhode Island</text:a></text:p>
          </table:table-cell>
          <table:table-cell office:value-type="string">
            <text:p>RI</text:p>
          </table:table-cell>
        </table:table-row>
        <table:table-row table:style-name="ro2">
          <table:table-cell office:value-type="string">
            <text:p><text:a xlink:href="http://www.sc.gov/">South Carolina</text:a></text:p>
          </table:table-cell>
          <table:table-cell office:value-type="string">
            <text:p>SC</text:p>
          </table:table-cell>
          <table:table-cell table:formula="of:=CONCATENATE(&quot;insert into sys_code( client_id, code_type, key,value,last_update)  values(1,'STATE', '&quot;;[.B41];&quot;', '&quot;;[.A41];&quot;', now());&quot;)" office:value-type="string" office:string-value="insert into sys_code( client_id, code_type, key,value,last_update)  values(1,'STATE', 'SC', 'South Carolina', now());">
            <text:p>insert into sys_code( client_id, code_type, key,value,last_update) <text:s/>values(1,'STATE', 'SC', 'South Carolina', now());</text:p>
          </table:table-cell>
          <table:table-cell table:number-columns-repeated="4"/>
          <table:table-cell office:value-type="string">
            <text:p><text:a xlink:href="http://www.sc.gov/">South Carolina</text:a></text:p>
          </table:table-cell>
          <table:table-cell office:value-type="string">
            <text:p>SC</text:p>
          </table:table-cell>
        </table:table-row>
        <table:table-row table:style-name="ro2">
          <table:table-cell office:value-type="string">
            <text:p><text:a xlink:href="http://www.state.sd.us/">South Dakota</text:a></text:p>
          </table:table-cell>
          <table:table-cell office:value-type="string">
            <text:p>SD</text:p>
          </table:table-cell>
          <table:table-cell table:formula="of:=CONCATENATE(&quot;insert into sys_code( client_id, code_type, key,value,last_update)  values(1,'STATE', '&quot;;[.B42];&quot;', '&quot;;[.A42];&quot;', now());&quot;)" office:value-type="string" office:string-value="insert into sys_code( client_id, code_type, key,value,last_update)  values(1,'STATE', 'SD', 'South Dakota', now());">
            <text:p>insert into sys_code( client_id, code_type, key,value,last_update) <text:s/>values(1,'STATE', 'SD', 'South Dakota', now());</text:p>
          </table:table-cell>
          <table:table-cell table:number-columns-repeated="4"/>
          <table:table-cell office:value-type="string">
            <text:p><text:a xlink:href="http://www.state.sd.us/">South Dakota</text:a></text:p>
          </table:table-cell>
          <table:table-cell office:value-type="string">
            <text:p>SD</text:p>
          </table:table-cell>
        </table:table-row>
        <table:table-row table:style-name="ro2">
          <table:table-cell office:value-type="string">
            <text:p><text:a xlink:href="http://www.tennessee.gov/">Tennessee</text:a></text:p>
          </table:table-cell>
          <table:table-cell office:value-type="string">
            <text:p>TN</text:p>
          </table:table-cell>
          <table:table-cell table:formula="of:=CONCATENATE(&quot;insert into sys_code( client_id, code_type, key,value,last_update)  values(1,'STATE', '&quot;;[.B43];&quot;', '&quot;;[.A43];&quot;', now());&quot;)" office:value-type="string" office:string-value="insert into sys_code( client_id, code_type, key,value,last_update)  values(1,'STATE', 'TN', 'Tennessee', now());">
            <text:p>insert into sys_code( client_id, code_type, key,value,last_update) <text:s/>values(1,'STATE', 'TN', 'Tennessee', now());</text:p>
          </table:table-cell>
          <table:table-cell table:number-columns-repeated="4"/>
          <table:table-cell office:value-type="string">
            <text:p><text:a xlink:href="http://www.tennessee.gov/">Tennessee</text:a></text:p>
          </table:table-cell>
          <table:table-cell office:value-type="string">
            <text:p>TN</text:p>
          </table:table-cell>
        </table:table-row>
        <table:table-row table:style-name="ro2">
          <table:table-cell office:value-type="string">
            <text:p><text:a xlink:href="http://www.texas.gov/">Texas</text:a></text:p>
          </table:table-cell>
          <table:table-cell office:value-type="string">
            <text:p>TX</text:p>
          </table:table-cell>
          <table:table-cell table:formula="of:=CONCATENATE(&quot;insert into sys_code( client_id, code_type, key,value,last_update)  values(1,'STATE', '&quot;;[.B44];&quot;', '&quot;;[.A44];&quot;', now());&quot;)" office:value-type="string" office:string-value="insert into sys_code( client_id, code_type, key,value,last_update)  values(1,'STATE', 'TX', 'Texas', now());">
            <text:p>insert into sys_code( client_id, code_type, key,value,last_update) <text:s/>values(1,'STATE', 'TX', 'Texas', now());</text:p>
          </table:table-cell>
          <table:table-cell table:number-columns-repeated="4"/>
          <table:table-cell office:value-type="string">
            <text:p><text:a xlink:href="http://www.texas.gov/">Texas</text:a></text:p>
          </table:table-cell>
          <table:table-cell office:value-type="string">
            <text:p>TX</text:p>
          </table:table-cell>
        </table:table-row>
        <table:table-row table:style-name="ro2">
          <table:table-cell office:value-type="string">
            <text:p><text:a xlink:href="http://www.utah.gov/">Utah</text:a></text:p>
          </table:table-cell>
          <table:table-cell office:value-type="string">
            <text:p>UT</text:p>
          </table:table-cell>
          <table:table-cell table:formula="of:=CONCATENATE(&quot;insert into sys_code( client_id, code_type, key,value,last_update)  values(1,'STATE', '&quot;;[.B45];&quot;', '&quot;;[.A45];&quot;', now());&quot;)" office:value-type="string" office:string-value="insert into sys_code( client_id, code_type, key,value,last_update)  values(1,'STATE', 'UT', 'Utah', now());">
            <text:p>insert into sys_code( client_id, code_type, key,value,last_update) <text:s/>values(1,'STATE', 'UT', 'Utah', now());</text:p>
          </table:table-cell>
          <table:table-cell table:number-columns-repeated="4"/>
          <table:table-cell office:value-type="string">
            <text:p><text:a xlink:href="http://www.utah.gov/">Utah</text:a></text:p>
          </table:table-cell>
          <table:table-cell office:value-type="string">
            <text:p>UT</text:p>
          </table:table-cell>
        </table:table-row>
        <table:table-row table:style-name="ro2">
          <table:table-cell office:value-type="string">
            <text:p><text:a xlink:href="http://www.vermont.gov/">Vermont</text:a></text:p>
          </table:table-cell>
          <table:table-cell office:value-type="string">
            <text:p>VT</text:p>
          </table:table-cell>
          <table:table-cell table:formula="of:=CONCATENATE(&quot;insert into sys_code( client_id, code_type, key,value,last_update)  values(1,'STATE', '&quot;;[.B46];&quot;', '&quot;;[.A46];&quot;', now());&quot;)" office:value-type="string" office:string-value="insert into sys_code( client_id, code_type, key,value,last_update)  values(1,'STATE', 'VT', 'Vermont', now());">
            <text:p>insert into sys_code( client_id, code_type, key,value,last_update) <text:s/>values(1,'STATE', 'VT', 'Vermont', now());</text:p>
          </table:table-cell>
          <table:table-cell table:number-columns-repeated="4"/>
          <table:table-cell office:value-type="string">
            <text:p><text:a xlink:href="http://www.vermont.gov/">Vermont</text:a></text:p>
          </table:table-cell>
          <table:table-cell office:value-type="string">
            <text:p>VT</text:p>
          </table:table-cell>
        </table:table-row>
        <table:table-row table:style-name="ro2">
          <table:table-cell office:value-type="string">
            <text:p><text:a xlink:href="http://www.virginia.gov/">Virginia</text:a></text:p>
          </table:table-cell>
          <table:table-cell office:value-type="string">
            <text:p>VA</text:p>
          </table:table-cell>
          <table:table-cell table:formula="of:=CONCATENATE(&quot;insert into sys_code( client_id, code_type, key,value,last_update)  values(1,'STATE', '&quot;;[.B47];&quot;', '&quot;;[.A47];&quot;', now());&quot;)" office:value-type="string" office:string-value="insert into sys_code( client_id, code_type, key,value,last_update)  values(1,'STATE', 'VA', 'Virginia', now());">
            <text:p>insert into sys_code( client_id, code_type, key,value,last_update) <text:s/>values(1,'STATE', 'VA', 'Virginia', now());</text:p>
          </table:table-cell>
          <table:table-cell table:number-columns-repeated="4"/>
          <table:table-cell office:value-type="string">
            <text:p><text:a xlink:href="http://www.virginia.gov/">Virginia</text:a></text:p>
          </table:table-cell>
          <table:table-cell office:value-type="string">
            <text:p>VA</text:p>
          </table:table-cell>
        </table:table-row>
        <table:table-row table:style-name="ro2">
          <table:table-cell office:value-type="string">
            <text:p><text:a xlink:href="http://access.wa.gov/">Washington</text:a></text:p>
          </table:table-cell>
          <table:table-cell office:value-type="string">
            <text:p>WA</text:p>
          </table:table-cell>
          <table:table-cell table:formula="of:=CONCATENATE(&quot;insert into sys_code( client_id, code_type, key,value,last_update)  values(1,'STATE', '&quot;;[.B48];&quot;', '&quot;;[.A48];&quot;', now());&quot;)" office:value-type="string" office:string-value="insert into sys_code( client_id, code_type, key,value,last_update)  values(1,'STATE', 'WA', 'Washington', now());">
            <text:p>insert into sys_code( client_id, code_type, key,value,last_update) <text:s/>values(1,'STATE', 'WA', 'Washington', now());</text:p>
          </table:table-cell>
          <table:table-cell table:number-columns-repeated="4"/>
          <table:table-cell office:value-type="string">
            <text:p><text:a xlink:href="http://access.wa.gov/">Washington</text:a></text:p>
          </table:table-cell>
          <table:table-cell office:value-type="string">
            <text:p>WA</text:p>
          </table:table-cell>
        </table:table-row>
        <table:table-row table:style-name="ro2">
          <table:table-cell office:value-type="string">
            <text:p><text:a xlink:href="http://www.wv.gov/">West Virginia</text:a></text:p>
          </table:table-cell>
          <table:table-cell office:value-type="string">
            <text:p>WV</text:p>
          </table:table-cell>
          <table:table-cell table:formula="of:=CONCATENATE(&quot;insert into sys_code( client_id, code_type, key,value,last_update)  values(1,'STATE', '&quot;;[.B49];&quot;', '&quot;;[.A49];&quot;', now());&quot;)" office:value-type="string" office:string-value="insert into sys_code( client_id, code_type, key,value,last_update)  values(1,'STATE', 'WV', 'West Virginia', now());">
            <text:p>insert into sys_code( client_id, code_type, key,value,last_update) <text:s/>values(1,'STATE', 'WV', 'West Virginia', now());</text:p>
          </table:table-cell>
          <table:table-cell table:number-columns-repeated="4"/>
          <table:table-cell office:value-type="string">
            <text:p><text:a xlink:href="http://www.wv.gov/">West Virginia</text:a></text:p>
          </table:table-cell>
          <table:table-cell office:value-type="string">
            <text:p>WV</text:p>
          </table:table-cell>
        </table:table-row>
        <table:table-row table:style-name="ro2">
          <table:table-cell office:value-type="string">
            <text:p><text:a xlink:href="http://www.wisconsin.gov/">Wisconsin</text:a></text:p>
          </table:table-cell>
          <table:table-cell office:value-type="string">
            <text:p>WI</text:p>
          </table:table-cell>
          <table:table-cell table:formula="of:=CONCATENATE(&quot;insert into sys_code( client_id, code_type, key,value,last_update)  values(1,'STATE', '&quot;;[.B50];&quot;', '&quot;;[.A50];&quot;', now());&quot;)" office:value-type="string" office:string-value="insert into sys_code( client_id, code_type, key,value,last_update)  values(1,'STATE', 'WI', 'Wisconsin', now());">
            <text:p>insert into sys_code( client_id, code_type, key,value,last_update) <text:s/>values(1,'STATE', 'WI', 'Wisconsin', now());</text:p>
          </table:table-cell>
          <table:table-cell table:number-columns-repeated="4"/>
          <table:table-cell office:value-type="string">
            <text:p><text:a xlink:href="http://www.wisconsin.gov/">Wisconsin</text:a></text:p>
          </table:table-cell>
          <table:table-cell office:value-type="string">
            <text:p>WI</text:p>
          </table:table-cell>
        </table:table-row>
        <table:table-row table:style-name="ro2">
          <table:table-cell office:value-type="string">
            <text:p><text:a xlink:href="http://www.wyoming.gov/">Wyoming</text:a></text:p>
          </table:table-cell>
          <table:table-cell office:value-type="string">
            <text:p>WY</text:p>
          </table:table-cell>
          <table:table-cell table:formula="of:=CONCATENATE(&quot;insert into sys_code( client_id, code_type, key,value,last_update)  values(1,'STATE', '&quot;;[.B51];&quot;', '&quot;;[.A51];&quot;', now());&quot;)" office:value-type="string" office:string-value="insert into sys_code( client_id, code_type, key,value,last_update)  values(1,'STATE', 'WY', 'Wyoming', now());">
            <text:p>insert into sys_code( client_id, code_type, key,value,last_update) <text:s/>values(1,'STATE', 'WY', 'Wyoming', now());</text:p>
          </table:table-cell>
          <table:table-cell table:number-columns-repeated="4"/>
          <table:table-cell office:value-type="string">
            <text:p><text:a xlink:href="http://www.wyoming.gov/">Wyoming</text:a></text:p>
          </table:table-cell>
          <table:table-cell office:value-type="string">
            <text:p>W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09/22/2011</text:date>, <text:time>21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bmartin </meta:initial-creator>
    <meta:creation-date>2011-09-22T21:03:36</meta:creation-date>
    <dc:date>2011-09-22T21:09:53</dc:date>
    <dc:creator>wbmartin </dc:creator>
    <meta:editing-duration>PT6M19S</meta:editing-duration>
    <meta:editing-cycles>1</meta:editing-cycles>
    <meta:document-statistic meta:table-count="3" meta:cell-count="255" meta:object-count="0"/>
    <meta:generator>LibreOffice/3.3$Linux LibreOffice_project/330m19$Build-301</meta:generator>
  </office:meta>
</office:document-meta>
</file>